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02in"/>
    </style:style>
    <style:style style:name="co4" style:family="table-column">
      <style:table-column-properties fo:break-before="auto" style:column-width="2.10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4" style:family="table-cell" style:parent-style-name="Default" style:data-style-name="N100">
      <style:text-properties style:font-name="Courier New"/>
    </style:style>
    <style:style style:name="ce5" style:family="table-cell" style:parent-style-name="Default" style:data-style-name="N100">
      <style:text-properties style:font-name="Courier New" fo:font-weight="normal" style:font-weight-asian="normal" style:font-weight-complex="normal"/>
    </style:style>
  </office:automatic-styles>
  <office:body>
    <office:spreadsheet>
      <table:table table:name="Sheet2" table:style-name="ta1" table:print="false">
        <table:table-column table:style-name="co3" table:default-cell-style-name="ce3"/>
        <table:table-column table:style-name="co2" table:default-cell-style-name="ce4"/>
        <table:table-column table:style-name="co4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>
            <text:p>13fff0200</text:p>
          </table:table-cell>
          <table:table-cell office:value-type="string">
            <text:p>int32</text:p>
          </table:table-cell>
          <table:table-cell office:value-type="string">
            <text:p>Character Init Para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042a790</text:p>
          </table:table-cell>
          <table:table-cell office:value-type="string">
            <text:p>String</text:p>
          </table:table-cell>
          <table:table-cell office:value-type="string">
            <text:p>BulletEmitter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0x</text:p>
          </table:table-cell>
          <table:table-cell office:value-type="string">
            <text:p>float</text:p>
          </table:table-cell>
          <table:table-cell office:value-type="string">
            <text:p>Position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07d10</text:p>
          </table:table-cell>
          <table:table-cell office:value-type="string">
            <text:p>float</text:p>
          </table:table-cell>
          <table:table-cell office:value-type="string">
            <text:p>width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0e5a4</text:p>
          </table:table-cell>
          <table:table-cell office:value-type="string">
            <text:p>float</text:p>
          </table:table-cell>
          <table:table-cell office:value-type="string">
            <text:p>height of cullca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5310</text:p>
          </table:table-cell>
          <table:table-cell office:value-type="string">
            <text:p>byte</text:p>
          </table:table-cell>
          <table:table-cell office:value-type="string">
            <text:p>Enable New Camera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0d0</text:p>
          </table:table-cell>
          <table:table-cell office:value-type="string">
            <text:p>int32</text:p>
          </table:table-cell>
          <table:table-cell office:value-type="string">
            <text:p>ForceShader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4</text:p>
          </table:table-cell>
          <table:table-cell office:value-type="string">
            <text:p>int32</text:p>
          </table:table-cell>
          <table:table-cell office:value-type="string">
            <text:p>ForceDiffuseMap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8</text:p>
          </table:table-cell>
          <table:table-cell office:value-type="string">
            <text:p>int32</text:p>
          </table:table-cell>
          <table:table-cell office:value-type="string">
            <text:p>ForceSpecularMapCh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c</text:p>
          </table:table-cell>
          <table:table-cell office:value-type="string">
            <text:p>int32</text:p>
          </table:table-cell>
          <table:table-cell office:value-type="string">
            <text:p>ForceLightMapCh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0</text:p>
          </table:table-cell>
          <table:table-cell office:value-type="string">
            <text:p>int32</text:p>
          </table:table-cell>
          <table:table-cell office:value-type="string">
            <text:p>ForcePointLightType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4</text:p>
          </table:table-cell>
          <table:table-cell office:value-type="string">
            <text:p>byte</text:p>
          </table:table-cell>
          <table:table-cell office:value-type="string">
            <text:p>EnableChr_GiEnvLigh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8</text:p>
          </table:table-cell>
          <table:table-cell office:value-type="string">
            <text:p>float</text:p>
          </table:table-cell>
          <table:table-cell office:value-type="string">
            <text:p>ForceMetalness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c</text:p>
          </table:table-cell>
          <table:table-cell office:value-type="string">
            <text:p>float</text:p>
          </table:table-cell>
          <table:table-cell office:value-type="string">
            <text:p>ForceRoughness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0</text:p>
          </table:table-cell>
          <table:table-cell office:value-type="string">
            <text:p>float</text:p>
          </table:table-cell>
          <table:table-cell office:value-type="string">
            <text:p>ForceDiffuse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4</text:p>
          </table:table-cell>
          <table:table-cell office:value-type="string">
            <text:p>float</text:p>
          </table:table-cell>
          <table:table-cell office:value-type="string">
            <text:p>ForceDiffuseValueMul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8</text:p>
          </table:table-cell>
          <table:table-cell office:value-type="string">
            <text:p>int32</text:p>
          </table:table-cell>
          <table:table-cell office:value-type="string">
            <text:p>EnvMap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e90</text:p>
          </table:table-cell>
          <table:table-cell office:value-type="string">
            <text:p>byte</text:p>
          </table:table-cell>
          <table:table-cell office:value-type="string">
            <text:p>Draw Map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1</text:p>
          </table:table-cell>
          <table:table-cell office:value-type="string">
            <text:p>byte</text:p>
          </table:table-cell>
          <table:table-cell office:value-type="string">
            <text:p>Draw Objec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2</text:p>
          </table:table-cell>
          <table:table-cell office:value-type="string">
            <text:p>byte</text:p>
          </table:table-cell>
          <table:table-cell office:value-type="string">
            <text:p>Draw Chr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3</text:p>
          </table:table-cell>
          <table:table-cell office:value-type="string">
            <text:p>byte</text:p>
          </table:table-cell>
          <table:table-cell office:value-type="string">
            <text:p>Draw Sf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4</text:p>
          </table:table-cell>
          <table:table-cell office:value-type="string">
            <text:p>byte</text:p>
          </table:table-cell>
          <table:table-cell office:value-type="string">
            <text:p>Draw Remo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e96</text:p>
          </table:table-cell>
          <table:table-cell office:value-type="string">
            <text:p>byte</text:p>
          </table:table-cell>
          <table:table-cell office:value-type="string">
            <text:p>Draw LightShaf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7344</text:p>
          </table:table-cell>
          <table:table-cell office:value-type="string">
            <text:p>float</text:p>
          </table:table-cell>
          <table:table-cell office:value-type="string">
            <text:p>minEquipWeigh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97c0</text:p>
          </table:table-cell>
          <table:table-cell office:value-type="string">
            <text:p>float</text:p>
          </table:table-cell>
          <table:table-cell office:value-type="string">
            <text:p>ActPntLifeTim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c310</text:p>
          </table:table-cell>
          <table:table-cell office:value-type="string">
            <text:p>float</text:p>
          </table:table-cell>
          <table:table-cell office:value-type="string">
            <text:p>Travel Items Lifetim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c314</text:p>
          </table:table-cell>
          <table:table-cell office:value-type="string">
            <text:p>float</text:p>
          </table:table-cell>
          <table:table-cell office:value-type="string">
            <text:p>ClientForLif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dd18</text:p>
          </table:table-cell>
          <table:table-cell office:value-type="string">
            <text:p>int32</text:p>
          </table:table-cell>
          <table:table-cell office:value-type="string">
            <text:p>GBufferDebug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141d151c9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No D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a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Extermin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1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D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2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Damag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3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Hi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4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Att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5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ov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6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Update A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b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Stamina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c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p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d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Arrow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e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agicQty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51d151cf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Hid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0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Sil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8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Omission Mode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141d151da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Debug Dash Switch Oper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b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Reload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3D1</text:p>
          </table:table-cell>
          <table:table-cell table:style-name="ce5" office:value-type="string">
            <text:p>byte</text:p>
          </table:table-cell>
          <table:table-cell office:value-type="string">
            <text:p>Display Compas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2</text:p>
          </table:table-cell>
          <table:table-cell table:style-name="ce5" office:value-type="string">
            <text:p>byte</text:p>
          </table:table-cell>
          <table:table-cell office:value-type="string">
            <text:p>Display Altime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3</text:p>
          </table:table-cell>
          <table:table-cell table:style-name="ce5" office:value-type="string">
            <text:p>byte</text:p>
          </table:table-cell>
          <table:table-cell office:value-type="string">
            <text:p>Display Heading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ED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G Man</text:p>
          </table:table-cell>
          <table:table-cell table:number-columns-repeated="1023"/>
        </table:table-row>
        <table:table-row table:style-name="ro1">
          <table:table-cell office:value-type="string">
            <text:p>+0x0738</text:p>
          </table:table-cell>
          <table:table-cell office:value-type="string">
            <text:p>intptr</text:p>
          </table:table-cell>
          <table:table-cell office:value-type="string">
            <text:p>Pointer to GameRend</text:p>
          </table:table-cell>
          <table:table-cell table:number-columns-repeated="1021"/>
        </table:table-row>
        <table:table-row table:style-name="ro1">
          <table:table-cell office:value-type="string">
            <text:p>+0x0760</text:p>
          </table:table-cell>
          <table:table-cell office:value-type="string">
            <text:p>byte</text:p>
          </table:table-cell>
          <table:table-cell office:value-type="string">
            <text:p>GammaTest</text:p>
          </table:table-cell>
          <table:table-cell table:number-columns-repeated="1021"/>
        </table:table-row>
        <table:table-row table:style-name="ro1">
          <table:table-cell office:value-type="string">
            <text:p>+0x0761</text:p>
          </table:table-cell>
          <table:table-cell office:value-type="string">
            <text:p>byte</text:p>
          </table:table-cell>
          <table:table-cell office:value-type="string">
            <text:p>ColorBar</text:p>
          </table:table-cell>
          <table:table-cell table:number-columns-repeated="1021"/>
        </table:table-row>
        <table:table-row table:style-name="ro1">
          <table:table-cell office:value-type="string">
            <text:p>+0x0776</text:p>
          </table:table-cell>
          <table:table-cell office:value-type="string">
            <text:p>byte</text:p>
          </table:table-cell>
          <table:table-cell office:value-type="string">
            <text:p>VSync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GameRend</text:p>
          </table:table-cell>
          <table:table-cell table:number-columns-repeated="1023"/>
        </table:table-row>
        <table:table-row table:style-name="ro1">
          <table:table-cell office:value-type="string">
            <text:p>+0x03D5</text:p>
          </table:table-cell>
          <table:table-cell office:value-type="string">
            <text:p>byte</text:p>
          </table:table-cell>
          <table:table-cell office:value-type="string">
            <text:p>Water Height Map</text:p>
          </table:table-cell>
          <table:table-cell table:number-columns-repeated="1021"/>
        </table:table-row>
        <table:table-row table:style-name="ro1">
          <table:table-cell office:value-type="string">
            <text:p>+0x03D7</text:p>
          </table:table-cell>
          <table:table-cell office:value-type="string">
            <text:p>byte</text:p>
          </table:table-cell>
          <table:table-cell office:value-type="string">
            <text:p>Velocity Map Display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5"/>
          <table:table-cell office:value-type="string">
            <text:p>0x14130E660 = X, Y co-ords of display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06ee8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FrpgMouseMan</text:p>
          </table:table-cell>
          <table:table-cell table:style-name="ce5"/>
          <table:table-cell table:number-columns-repeated="1022"/>
        </table:table-row>
        <table:table-row table:style-name="ro1" table:number-rows-repeated="2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0a280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Chr Cam</text:p>
          </table:table-cell>
          <table:table-cell table:style-name="ce5"/>
          <table:table-cell table:number-columns-repeated="1022"/>
        </table:table-row>
        <table:table-row table:style-name="ro1" table:number-rows-repeated="4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0d980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RemoMan</text:p>
          </table:table-cell>
          <table:table-cell table:style-name="ce5"/>
          <table:table-cell table:number-columns-repeated="1022"/>
        </table:table-row>
        <table:table-row table:style-name="ro1" table:number-rows-repeated="4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10E18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GameMan</text:p>
          </table:table-cell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>
            <text:p>+0x0019</text:p>
          </table:table-cell>
          <table:table-cell table:style-name="ce5" office:value-type="string">
            <text:p>byte</text:p>
          </table:table-cell>
          <table:table-cell office:value-type="string">
            <text:p>WarpNextStage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>
            <text:p>+0x0B48</text:p>
          </table:table-cell>
          <table:table-cell table:style-name="ce5" office:value-type="string">
            <text:p>byte</text:p>
          </table:table-cell>
          <table:table-cell office:value-type="string">
            <text:p>bRequestToEnding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>
            <text:p>+0x0B70</text:p>
          </table:table-cell>
          <table:table-cell table:style-name="ce5" office:value-type="string">
            <text:p>byte</text:p>
          </table:table-cell>
          <table:table-cell office:value-type="string">
            <text:p>IsSaveMode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>
            <text:p>+0x0B7C</text:p>
          </table:table-cell>
          <table:table-cell table:style-name="ce5" office:value-type="string">
            <text:p>byte</text:p>
          </table:table-cell>
          <table:table-cell office:value-type="string">
            <text:p>IsFpsDisconnect</text:p>
          </table:table-cell>
          <table:table-cell table:number-columns-repeated="1021"/>
        </table:table-row>
        <table:table-row table:style-name="ro1">
          <table:table-cell office:value-type="string">
            <text:p>+0x0B7D</text:p>
          </table:table-cell>
          <table:table-cell table:style-name="ce5" office:value-type="string">
            <text:p>byte</text:p>
          </table:table-cell>
          <table:table-cell office:value-type="string">
            <text:p>IsOnlineMode</text:p>
          </table:table-cell>
          <table:table-cell table:number-columns-repeated="1021"/>
        </table:table-row>
        <table:table-row table:style-name="ro1">
          <table:table-cell office:value-type="string">
            <text:p>+0x0B7E</text:p>
          </table:table-cell>
          <table:table-cell table:style-name="ce5" office:value-type="string">
            <text:p>byte</text:p>
          </table:table-cell>
          <table:table-cell office:value-type="string">
            <text:p>IsTitleStart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office:value-type="string">
            <text:p>(CT = Checksum Tampering)</text:p>
          </table:table-cell>
          <table:table-cell table:number-columns-repeated="1021"/>
        </table:table-row>
        <table:table-row table:style-name="ro1">
          <table:table-cell office:value-type="string">
            <text:p>+0x0B95</text:p>
          </table:table-cell>
          <table:table-cell table:style-name="ce5" office:value-type="string">
            <text:p>byte</text:p>
          </table:table-cell>
          <table:table-cell office:value-type="string">
            <text:p>CT Update Enabled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office:value-type="string">
            <text:p>+0x0D34</text:p>
          </table:table-cell>
          <table:table-cell table:style-name="ce5" office:value-type="string">
            <text:p>byte</text:p>
          </table:table-cell>
          <table:table-cell office:value-type="string">
            <text:p>CT Level</text:p>
          </table:table-cell>
          <table:table-cell table:number-columns-repeated="1021"/>
        </table:table-row>
        <table:table-row table:style-name="ro1">
          <table:table-cell office:value-type="string">
            <text:p>+0x0D3E</text:p>
          </table:table-cell>
          <table:table-cell table:style-name="ce5" office:value-type="string">
            <text:p>byte</text:p>
          </table:table-cell>
          <table:table-cell office:value-type="string">
            <text:p>CT Magic ID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11f10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ChrIns</text:p>
          </table:table-cell>
          <table:table-cell table:style-name="ce5"/>
          <table:table-cell table:number-columns-repeated="1022"/>
        </table:table-row>
        <table:table-row table:style-name="ro1" table:number-rows-repeated="4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151F8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ChrDbgMan</text:p>
          </table:table-cell>
          <table:table-cell table:style-name="ce5"/>
          <table:table-cell table:number-columns-repeated="1022"/>
        </table:table-row>
        <table:table-row table:style-name="ro1" table:number-rows-repeated="3">
          <table:table-cell table:style-name="ce1"/>
          <table:table-cell table:style-name="ce5"/>
          <table:table-cell table:number-columns-repeated="1022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4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pItem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Number of Item Bag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last item dropped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ptr</text:p>
          </table:table-cell>
          <table:table-cell office:value-type="string">
            <text:p>Pointer to first item dropped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ItemBag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Pointer to next item bag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previous item ba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4a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PntMan</text:p>
          </table:table-cell>
          <table:table-cell table:number-columns-repeated="1023"/>
        </table:table-row>
        <table:table-row table:style-name="ro1">
          <table:table-cell office:value-type="string">
            <text:p>+0x0838</text:p>
          </table:table-cell>
          <table:table-cell office:value-type="string">
            <text:p>byte</text:p>
          </table:table-cell>
          <table:table-cell office:value-type="string">
            <text:p>EnableDbgDispActPnt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>
            <text:p>141d174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kTgtMan</text:p>
          </table:table-cell>
          <table:table-cell table:number-columns-repeated="1023"/>
        </table:table-row>
        <table:table-row table:style-name="ro1">
          <table:table-cell office:value-type="string">
            <text:p>+0x1430</text:p>
          </table:table-cell>
          <table:table-cell office:value-type="string">
            <text:p>byte</text:p>
          </table:table-cell>
          <table:table-cell office:value-type="string">
            <text:p>Target Locked</text:p>
          </table:table-cell>
          <table:table-cell table:number-columns-repeated="1021"/>
        </table:table-row>
        <table:table-row table:style-name="ro1">
          <table:table-cell office:value-type="string">
            <text:p>+0x1568</text:p>
          </table:table-cell>
          <table:table-cell office:value-type="string">
            <text:p>byte</text:p>
          </table:table-cell>
          <table:table-cell office:value-type="string">
            <text:p>EnableDbgDispLockTgt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51b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ChrMan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Class point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LockTgtMan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ointer to WorldInfoOwner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BlockInfo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intptr</text:p>
          </table:table-cell>
          <table:table-cell office:value-type="string">
            <text:p>pointer to WorldBlockChr</text:p>
          </table:table-cell>
          <table:table-cell table:number-columns-repeated="1021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ptr</text:p>
          </table:table-cell>
          <table:table-cell office:value-type="string">
            <text:p>Pointer to player</text:p>
          </table:table-cell>
          <table:table-cell table:number-columns-repeated="1021"/>
        </table:table-row>
        <table:table-row table:style-name="ro1">
          <table:table-cell office:value-type="string">
            <text:p>+0x00A0</text:p>
          </table:table-cell>
          <table:table-cell office:value-type="string">
            <text:p>int32</text:p>
          </table:table-cell>
          <table:table-cell office:value-type="string">
            <text:p>Number of maps loaded</text:p>
          </table:table-cell>
          <table:table-cell table:number-columns-repeated="1021"/>
        </table:table-row>
        <table:table-row table:style-name="ro1">
          <table:table-cell office:value-type="string">
            <text:p>+0x00A8</text:p>
          </table:table-cell>
          <table:table-cell office:value-type="string">
            <text:p>intptr</text:p>
          </table:table-cell>
          <table:table-cell office:value-type="string">
            <text:p>Pointer to first loaded map</text:p>
          </table:table-cell>
          <table:table-cell table:number-columns-repeated="1021"/>
        </table:table-row>
        <table:table-row table:style-name="ro1">
          <table:table-cell office:value-type="string">
            <text:p>+0x00B0</text:p>
          </table:table-cell>
          <table:table-cell office:value-type="string">
            <text:p>intptr</text:p>
          </table:table-cell>
          <table:table-cell office:value-type="string">
            <text:p>Pointer to second loaded map</text:p>
          </table:table-cell>
          <table:table-cell table:number-columns-repeated="1021"/>
        </table:table-row>
        <table:table-row table:style-name="ro1">
          <table:table-cell office:value-type="string">
            <text:p>+0x00B8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>
          <table:table-cell office:value-type="string">
            <text:p>+0x00C0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1d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Obj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Count of area obj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first area obj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3c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mageMan</text:p>
          </table:table-cell>
          <table:table-cell table:number-columns-repeated="1023"/>
        </table:table-row>
        <table:table-row table:style-name="ro1">
          <table:table-cell office:value-type="string">
            <text:p>+0x0030</text:p>
          </table:table-cell>
          <table:table-cell office:value-type="string">
            <text:p>byte</text:p>
          </table:table-cell>
          <table:table-cell office:value-type="string">
            <text:p>Debug Ball Display</text:p>
          </table:table-cell>
          <table:table-cell table:number-columns-repeated="1021"/>
        </table:table-row>
        <table:table-row table:style-name="ro1">
          <table:table-cell office:value-type="string">
            <text:p>+0x0031</text:p>
          </table:table-cell>
          <table:table-cell office:value-type="string">
            <text:p>byte</text:p>
          </table:table-cell>
          <table:table-cell office:value-type="string">
            <text:p>DebugInformationDisplay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intptr</text:p>
          </table:table-cell>
          <table:table-cell office:value-type="string">
            <text:p>DmgHitRecordManIm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3c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ieldArea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7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lletM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81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SoundManImp</text:p>
          </table:table-cell>
          <table:table-cell table:number-columns-repeated="1023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 Area Sound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e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b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f1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p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25D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LRuntimeClassImpl_FrpgMenuDlgLog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2616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nuMan</text:p>
          </table:table-cell>
          <table:table-cell table:number-columns-repeated="1023"/>
        </table:table-row>
        <table:table-row table:style-name="ro1">
          <table:table-cell office:value-type="string">
            <text:p>+0x002C</text:p>
          </table:table-cell>
          <table:table-cell office:value-type="string">
            <text:p>byte</text:p>
          </table:table-cell>
          <table:table-cell office:value-type="string">
            <text:p>Draw layout on cursor</text:p>
          </table:table-cell>
          <table:table-cell table:number-columns-repeated="1021"/>
        </table:table-row>
        <table:table-row table:style-name="ro1">
          <table:table-cell office:value-type="string">
            <text:p>+0x002D</text:p>
          </table:table-cell>
          <table:table-cell office:value-type="string">
            <text:p>byte</text:p>
          </table:table-cell>
          <table:table-cell office:value-type="string">
            <text:p>Draw layout only last</text:p>
          </table:table-cell>
          <table:table-cell table:number-columns-repeated="1021"/>
        </table:table-row>
        <table:table-row table:style-name="ro1">
          <table:table-cell office:value-type="string">
            <text:p>+0x002E</text:p>
          </table:table-cell>
          <table:table-cell office:value-type="string">
            <text:p>byte</text:p>
          </table:table-cell>
          <table:table-cell office:value-type="string">
            <text:p>Draw Layout Disp Pos</text:p>
          </table:table-cell>
          <table:table-cell table:number-columns-repeated="1021"/>
        </table:table-row>
        <table:table-row table:style-name="ro1">
          <table:table-cell office:value-type="string">
            <text:p>+0x002F</text:p>
          </table:table-cell>
          <table:table-cell office:value-type="string">
            <text:p>byte</text:p>
          </table:table-cell>
          <table:table-cell office:value-type="string">
            <text:p>Draw layout only registe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ScreenPrevie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CC</text:p>
          </table:table-cell>
          <table:table-cell office:value-type="string">
            <text:p>int32</text:p>
          </table:table-cell>
          <table:table-cell office:value-type="string">
            <text:p>Selected_InvenID</text:p>
          </table:table-cell>
          <table:table-cell table:number-columns-repeated="1021"/>
        </table:table-row>
        <table:table-row table:style-name="ro1">
          <table:table-cell office:value-type="string">
            <text:p>+0x01D0</text:p>
          </table:table-cell>
          <table:table-cell office:value-type="string">
            <text:p>int32</text:p>
          </table:table-cell>
          <table:table-cell office:value-type="string">
            <text:p>DropRet_InvenId</text:p>
          </table:table-cell>
          <table:table-cell table:number-columns-repeated="1021"/>
        </table:table-row>
        <table:table-row table:style-name="ro1">
          <table:table-cell office:value-type="string">
            <text:p>+0x01D4</text:p>
          </table:table-cell>
          <table:table-cell office:value-type="string">
            <text:p>int32</text:p>
          </table:table-cell>
          <table:table-cell office:value-type="string">
            <text:p>Selected_InvenSlot</text:p>
          </table:table-cell>
          <table:table-cell table:number-columns-repeated="1021"/>
        </table:table-row>
        <table:table-row table:style-name="ro1">
          <table:table-cell office:value-type="string">
            <text:p>+0x01D8</text:p>
          </table:table-cell>
          <table:table-cell office:value-type="string">
            <text:p>int32</text:p>
          </table:table-cell>
          <table:table-cell office:value-type="string">
            <text:p>Inventory_PageState</text:p>
          </table:table-cell>
          <table:table-cell table:number-columns-repeated="1021"/>
        </table:table-row>
        <table:table-row table:style-name="ro1">
          <table:table-cell office:value-type="string">
            <text:p>+0x01DC</text:p>
          </table:table-cell>
          <table:table-cell office:value-type="string">
            <text:p>int32</text:p>
          </table:table-cell>
          <table:table-cell office:value-type="string">
            <text:p>Selected_SortInven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24</text:p>
          </table:table-cell>
          <table:table-cell office:value-type="string">
            <text:p>int32</text:p>
          </table:table-cell>
          <table:table-cell office:value-type="string">
            <text:p>MenuTab_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E8</text:p>
          </table:table-cell>
          <table:table-cell office:value-type="string">
            <text:p>int32</text:p>
          </table:table-cell>
          <table:table-cell office:value-type="string">
            <text:p>Enable Front 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08</text:p>
          </table:table-cell>
          <table:table-cell office:value-type="string">
            <text:p>int32</text:p>
          </table:table-cell>
          <table:table-cell office:value-type="string">
            <text:p>Talk Msg Id</text:p>
          </table:table-cell>
          <table:table-cell table:number-columns-repeated="1021"/>
        </table:table-row>
        <table:table-row table:style-name="ro1">
          <table:table-cell office:value-type="string">
            <text:p>+0x080C</text:p>
          </table:table-cell>
          <table:table-cell office:value-type="string">
            <text:p>int32</text:p>
          </table:table-cell>
          <table:table-cell office:value-type="string">
            <text:p>Icon 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14</text:p>
          </table:table-cell>
          <table:table-cell office:value-type="string">
            <text:p>int32</text:p>
          </table:table-cell>
          <table:table-cell office:value-type="string">
            <text:p>ShopMsg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38</text:p>
          </table:table-cell>
          <table:table-cell office:value-type="string">
            <text:p>float</text:p>
          </table:table-cell>
          <table:table-cell office:value-type="string">
            <text:p>unVisibleTime</text:p>
          </table:table-cell>
          <table:table-cell table:number-columns-repeated="1021"/>
        </table:table-row>
        <table:table-row table:style-name="ro1">
          <table:table-cell office:value-type="string">
            <text:p>+0x083C</text:p>
          </table:table-cell>
          <table:table-cell office:value-type="string">
            <text:p>int32</text:p>
          </table:table-cell>
          <table:table-cell office:value-type="string">
            <text:p>Menu Drop Data, EquipType</text:p>
          </table:table-cell>
          <table:table-cell table:number-columns-repeated="1021"/>
        </table:table-row>
        <table:table-row table:style-name="ro1">
          <table:table-cell office:value-type="string">
            <text:p>+0x0840</text:p>
          </table:table-cell>
          <table:table-cell office:value-type="string">
            <text:p>int32</text:p>
          </table:table-cell>
          <table:table-cell office:value-type="string">
            <text:p>Menu Drop Data, EquipId</text:p>
          </table:table-cell>
          <table:table-cell table:number-columns-repeated="1021"/>
        </table:table-row>
        <table:table-row table:style-name="ro1">
          <table:table-cell office:value-type="string">
            <text:p>+0x0844</text:p>
          </table:table-cell>
          <table:table-cell office:value-type="string">
            <text:p>int32</text:p>
          </table:table-cell>
          <table:table-cell office:value-type="string">
            <text:p>Menu Drop Data, Durability</text:p>
          </table:table-cell>
          <table:table-cell table:number-columns-repeated="1021"/>
        </table:table-row>
        <table:table-row table:style-name="ro1">
          <table:table-cell office:value-type="string">
            <text:p>+0x0848</text:p>
          </table:table-cell>
          <table:table-cell office:value-type="string">
            <text:p>int32</text:p>
          </table:table-cell>
          <table:table-cell office:value-type="string">
            <text:p>Menu Drop Data, Quant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B8</text:p>
          </table:table-cell>
          <table:table-cell office:value-type="string">
            <text:p>int32</text:p>
          </table:table-cell>
          <table:table-cell office:value-type="string">
            <text:p>LastTalk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0</text:p>
          </table:table-cell>
          <table:table-cell office:value-type="string">
            <text:p>int32</text:p>
          </table:table-cell>
          <table:table-cell office:value-type="string">
            <text:p>IsShopTest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8</text:p>
          </table:table-cell>
          <table:table-cell office:value-type="string">
            <text:p>int32</text:p>
          </table:table-cell>
          <table:table-cell office:value-type="string">
            <text:p>ShopLineupStartId</text:p>
          </table:table-cell>
          <table:table-cell table:number-columns-repeated="1021"/>
        </table:table-row>
        <table:table-row table:style-name="ro1">
          <table:table-cell office:value-type="string">
            <text:p>+0x0DEC</text:p>
          </table:table-cell>
          <table:table-cell office:value-type="string">
            <text:p>int32</text:p>
          </table:table-cell>
          <table:table-cell office:value-type="string">
            <text:p>ShopLineupEnd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F7C</text:p>
          </table:table-cell>
          <table:table-cell office:value-type="string">
            <text:p>int32</text:p>
          </table:table-cell>
          <table:table-cell office:value-type="string">
            <text:p>GetSaveMapName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50</text:p>
          </table:table-cell>
          <table:table-cell office:value-type="string">
            <text:p>int32</text:p>
          </table:table-cell>
          <table:table-cell office:value-type="string">
            <text:p>Boss 1, NameId</text:p>
          </table:table-cell>
          <table:table-cell table:number-columns-repeated="1021"/>
        </table:table-row>
        <table:table-row table:style-name="ro1">
          <table:table-cell office:value-type="string">
            <text:p>+0x1054</text:p>
          </table:table-cell>
          <table:table-cell office:value-type="string">
            <text:p>int32</text:p>
          </table:table-cell>
          <table:table-cell office:value-type="string">
            <text:p>Boss 1, Gauge enabled</text:p>
          </table:table-cell>
          <table:table-cell table:number-columns-repeated="1021"/>
        </table:table-row>
        <table:table-row table:style-name="ro1">
          <table:table-cell office:value-type="string">
            <text:p>+0x1058</text:p>
          </table:table-cell>
          <table:table-cell office:value-type="string">
            <text:p>int32</text:p>
          </table:table-cell>
          <table:table-cell office:value-type="string">
            <text:p>Boss 1, My Damage</text:p>
          </table:table-cell>
          <table:table-cell table:number-columns-repeated="1021"/>
        </table:table-row>
        <table:table-row table:style-name="ro1">
          <table:table-cell office:value-type="string">
            <text:p>+0x105C</text:p>
          </table:table-cell>
          <table:table-cell office:value-type="string">
            <text:p>int32</text:p>
          </table:table-cell>
          <table:table-cell office:value-type="string">
            <text:p>Boss 1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64</text:p>
          </table:table-cell>
          <table:table-cell office:value-type="string">
            <text:p>int32</text:p>
          </table:table-cell>
          <table:table-cell office:value-type="string">
            <text:p>Boss 2, NameId</text:p>
          </table:table-cell>
          <table:table-cell table:number-columns-repeated="1021"/>
        </table:table-row>
        <table:table-row table:style-name="ro1">
          <table:table-cell office:value-type="string">
            <text:p>+0x1068</text:p>
          </table:table-cell>
          <table:table-cell office:value-type="string">
            <text:p>int32</text:p>
          </table:table-cell>
          <table:table-cell office:value-type="string">
            <text:p>Boss 2, Gauge enabled</text:p>
          </table:table-cell>
          <table:table-cell table:number-columns-repeated="1021"/>
        </table:table-row>
        <table:table-row table:style-name="ro1">
          <table:table-cell office:value-type="string">
            <text:p>+0x106C</text:p>
          </table:table-cell>
          <table:table-cell office:value-type="string">
            <text:p>int32</text:p>
          </table:table-cell>
          <table:table-cell office:value-type="string">
            <text:p>Boss 2, My Damage</text:p>
          </table:table-cell>
          <table:table-cell table:number-columns-repeated="1021"/>
        </table:table-row>
        <table:table-row table:style-name="ro1">
          <table:table-cell office:value-type="string">
            <text:p>+0x1070</text:p>
          </table:table-cell>
          <table:table-cell office:value-type="string">
            <text:p>int32</text:p>
          </table:table-cell>
          <table:table-cell office:value-type="string">
            <text:p>Boss 2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80</text:p>
          </table:table-cell>
          <table:table-cell office:value-type="string">
            <text:p>int32</text:p>
          </table:table-cell>
          <table:table-cell office:value-type="string">
            <text:p>Selected EquipType</text:p>
          </table:table-cell>
          <table:table-cell table:number-columns-repeated="1021"/>
        </table:table-row>
        <table:table-row table:style-name="ro1">
          <table:table-cell office:value-type="string">
            <text:p>+0x1084</text:p>
          </table:table-cell>
          <table:table-cell office:value-type="string">
            <text:p>int32</text:p>
          </table:table-cell>
          <table:table-cell office:value-type="string">
            <text:p>Selected EquipId</text:p>
          </table:table-cell>
          <table:table-cell table:number-columns-repeated="1021"/>
        </table:table-row>
        <table:table-row table:style-name="ro1">
          <table:table-cell office:value-type="string">
            <text:p>+0x1088</text:p>
          </table:table-cell>
          <table:table-cell office:value-type="string">
            <text:p>int32</text:p>
          </table:table-cell>
          <table:table-cell office:value-type="string">
            <text:p>Selected Durabi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E8</text:p>
          </table:table-cell>
          <table:table-cell office:value-type="string">
            <text:p>float</text:p>
          </table:table-cell>
          <table:table-cell office:value-type="string">
            <text:p>StartTab AnimPlaySpeed</text:p>
          </table:table-cell>
          <table:table-cell table:number-columns-repeated="1021"/>
        </table:table-row>
        <table:table-row table:style-name="ro1">
          <table:table-cell office:value-type="string">
            <text:p>+0x10EC</text:p>
          </table:table-cell>
          <table:table-cell office:value-type="string">
            <text:p>int32</text:p>
          </table:table-cell>
          <table:table-cell office:value-type="string">
            <text:p>IsShopEquipFaceMak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110</text:p>
          </table:table-cell>
          <table:table-cell office:value-type="string">
            <text:p>byte</text:p>
          </table:table-cell>
          <table:table-cell office:value-type="string">
            <text:p>Pad Device Replacement Reques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278f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ameData</text:p>
          </table:table-cell>
          <table:table-cell table:number-columns-repeated="1023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layer's PlayerParam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Player Param</text:p>
          </table:table-cell>
          <table:table-cell table:number-columns-repeated="1023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32</text:p>
          </table:table-cell>
          <table:table-cell office:value-type="string">
            <text:p>Player Number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int32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MaxH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40</text:p>
          </table:table-cell>
          <table:table-cell office:value-type="string">
            <text:p>int32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84</text:p>
          </table:table-cell>
          <table:table-cell office:value-type="string">
            <text:p>int32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90</text:p>
          </table:table-cell>
          <table:table-cell office:value-type="string">
            <text:p>int32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Chr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A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C</text:p>
          </table:table-cell>
          <table:table-cell office:value-type="string">
            <text:p>int32</text:p>
          </table:table-cell>
          <table:table-cell office:value-type="string">
            <text:p>ShopLvl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141d14f70</text:p>
          </table:table-cell>
          <table:table-cell table:number-columns-repeated="1023"/>
        </table:table-row>
        <table:table-row table:style-name="ro1">
          <table:table-cell office:value-type="string">
            <text:p>141322090</text:p>
          </table:table-cell>
          <table:table-cell office:value-type="string">
            <text:p>DLRuntimeClassImp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lass PlayerIns</text:p>
          </table:table-cell>
          <table:table-cell table:number-columns-repeated="1023"/>
        </table:table-row>
        <table:table-row table:style-name="ro1">
          <table:table-cell office:value-type="string">
            <text:p>PlayerIns</text:p>
          </table:table-cell>
          <table:table-cell table:number-columns-repeated="1023"/>
        </table:table-row>
        <table:table-row table:style-name="ro1">
          <table:table-cell office:value-type="string">
            <text:p>ChrIns</text:p>
          </table:table-cell>
          <table:table-cell table:number-columns-repeated="1023"/>
        </table:table-row>
        <table:table-row table:style-name="ro1">
          <table:table-cell office:value-type="string">
            <text:p>FieldInsBas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10/28/2018</text:date>, <text:time>23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1:49:34.41</meta:creation-date>
    <dc:date>2018-10-28T23:17:18</dc:date>
    <meta:editing-duration>P2DT59M9S</meta:editing-duration>
    <meta:editing-cycles>27</meta:editing-cycles>
    <meta:generator>OpenOffice/4.1.2$Win32 OpenOffice.org_project/412m3$Build-9782</meta:generator>
    <meta:document-statistic meta:table-count="2" meta:cell-count="483" meta:object-count="0"/>
  </office:meta>
</office:document-meta>
</file>